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a961" officeooo:paragraph-rsid="0002a961"/>
    </style:style>
    <style:style style:name="P2" style:family="paragraph" style:parent-style-name="Standard" style:list-style-name="L1">
      <style:text-properties style:font-name="Arial" officeooo:rsid="0002a961" officeooo:paragraph-rsid="0002a961"/>
    </style:style>
    <style:style style:name="P3" style:family="paragraph" style:parent-style-name="Standard" style:list-style-name="L1">
      <style:text-properties style:font-name="Arial" officeooo:rsid="0002a961" officeooo:paragraph-rsid="00080e0d"/>
    </style:style>
    <style:style style:name="P4" style:family="paragraph" style:parent-style-name="Standard" style:list-style-name="L2">
      <style:text-properties style:font-name="Arial" officeooo:rsid="0002a961" officeooo:paragraph-rsid="0002a961"/>
    </style:style>
    <style:style style:name="P5" style:family="paragraph" style:parent-style-name="Standard" style:list-style-name="L3">
      <style:text-properties style:font-name="Arial" officeooo:rsid="0002a961" officeooo:paragraph-rsid="0002a961"/>
    </style:style>
    <style:style style:name="P6" style:family="paragraph" style:parent-style-name="Standard" style:list-style-name="L3">
      <style:text-properties style:font-name="Arial" officeooo:rsid="0002a961" officeooo:paragraph-rsid="0007bdee"/>
    </style:style>
    <style:style style:name="P7" style:family="paragraph" style:parent-style-name="Standard" style:list-style-name="L2">
      <style:text-properties style:font-name="Arial" officeooo:rsid="00048579" officeooo:paragraph-rsid="00048579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48579" officeooo:paragraph-rsid="00048579"/>
    </style:style>
    <style:style style:name="P9" style:family="paragraph" style:parent-style-name="Standard" style:list-style-name="L3">
      <style:text-properties style:font-name="Arial" officeooo:rsid="0006255e" officeooo:paragraph-rsid="0006255e"/>
    </style:style>
    <style:style style:name="T1" style:family="text">
      <style:text-properties officeooo:rsid="0007bd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vital Sternin</text:p>
      <text:p text:style-name="P8">PhD progress summary</text:p>
      <text:p text:style-name="P8"/>
      <text:p text:style-name="P1">Music and Memory fMRI project</text:p>
      <text:list xml:id="list2498129686" text:style-name="L1">
        <text:list-item>
          <text:p text:style-name="P2">BOLD data – analysis underway</text:p>
          <text:list>
            <text:list-item>
              <text:p text:style-name="P2">timeline: to be written up this summer?</text:p>
            </text:list-item>
          </text:list>
        </text:list-item>
        <text:list-item>
          <text:p text:style-name="P2">Synchrony </text:p>
          <text:list>
            <text:list-item>
              <text:p text:style-name="P3"><text:span text:style-name="T1">how to run the</text:span> synchronization analysis?</text:p>
            </text:list-item>
          </text:list>
        </text:list-item>
        <text:list-item>
          <text:p text:style-name="P2">Based on results – next steps:</text:p>
          <text:list>
            <text:list-item>
              <text:p text:style-name="P2">run a healthy older adult group on the same training paradigm</text:p>
            </text:list-item>
            <text:list-item>
              <text:p text:style-name="P2">run a group of early Alzheimer’s patients – Loretta has connections to neurologists at Parkwood that are willing to help us with patients</text:p>
              <text:list>
                <text:list-item>
                  <text:p text:style-name="P2">ethics</text:p>
                </text:list-item>
                <text:list-item>
                  <text:p text:style-name="P2">how to modify the paradigm to a one session study</text:p>
                </text:list-item>
              </text:list>
            </text:list-item>
          </text:list>
        </text:list-item>
      </text:list>
      <text:p text:style-name="P1"/>
      <text:p text:style-name="P1">CBS </text:p>
      <text:list xml:id="list3087723202" text:style-name="L2">
        <text:list-item>
          <text:p text:style-name="P7">Participants</text:p>
          <text:list>
            <text:list-item>
              <text:p text:style-name="P4">35 people from Christie Gardens collected</text:p>
            </text:list-item>
            <text:list-item>
              <text:p text:style-name="P4">5 people scheduled on April 12</text:p>
            </text:list-item>
            <text:list-item>
              <text:p text:style-name="P4">Looking to schedule another ~10</text:p>
              <text:list>
                <text:list-item>
                  <text:p text:style-name="P4">working on recruitment</text:p>
                </text:list-item>
              </text:list>
            </text:list-item>
          </text:list>
        </text:list-item>
        <text:list-item>
          <text:p text:style-name="P4">Poster accepted at “Promoting Healthy Brain Aging and Preventing Dementia Research”</text:p>
          <text:list>
            <text:list-item>
              <text:p text:style-name="P4">Alberta in June</text:p>
            </text:list-item>
          </text:list>
        </text:list-item>
        <text:list-item>
          <text:p text:style-name="P4">Adrian mentioned Dr. Hachinski is interested in CBS/Dementia?</text:p>
        </text:list-item>
      </text:list>
      <text:p text:style-name="P1"/>
      <text:p text:style-name="P1">Other</text:p>
      <text:list xml:id="list2253628113" text:style-name="L3">
        <text:list-item>
          <text:p text:style-name="P5">Analyze synchronization data from 4 different audio clips</text:p>
          <text:list>
            <text:list-item>
              <text:p text:style-name="P5"><text:span text:style-name="T1">how to run the</text:span> synchronization analysis?</text:p>
            </text:list-item>
            <text:list-item>
              <text:p text:style-name="P5">Collaboration with Mor Regev? </text:p>
            </text:list-item>
          </text:list>
        </text:list-item>
      </text:list>
      <text:p text:style-name="P1"/>
      <text:list xml:id="list154124031985928" text:continue-numbering="true" text:style-name="L3">
        <text:list-item>
          <text:p text:style-name="P5">Analyze patient movie data </text:p>
          <text:list>
            <text:list-item>
              <text:p text:style-name="P6"><text:span text:style-name="T1">how to run the</text:span> synchronization analysis?</text:p>
              <text:p text:style-name="P5"/>
            </text:list-item>
          </text:list>
        </text:list-item>
        <text:list-item>
          <text:p text:style-name="P5">EEG speech data</text:p>
          <text:list>
            <text:list-item>
              <text:p text:style-name="P5">great meeting in Montreal</text:p>
            </text:list-item>
            <text:list-item>
              <text:p text:style-name="P5">Bobby and I were going to take another stab based on the comments that came after the talk</text:p>
              <text:p text:style-name="P5"/>
            </text:list-item>
          </text:list>
        </text:list-item>
        <text:list-item>
          <text:p text:style-name="P9">Synchrony in EEG to the Hitchcock movie in older adults</text:p>
          <text:list>
            <text:list-item>
              <text:p text:style-name="P9">Applied for WiCSC $1500 grant with Dr. Karen Campbell at Brock</text:p>
              <text:p text:style-name="P9"/>
            </text:list-item>
          </text:list>
        </text:list-item>
        <text:list-item>
          <text:p text:style-name="P5">Beat Perception Validation Project – Honours thes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19:12.342000000</meta:creation-date>
    <dc:date>2018-03-28T11:39:45.244000000</dc:date>
    <meta:editing-duration>PT20M31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36" meta:word-count="233" meta:character-count="1291" meta:non-whitespace-character-count="1114"/>
  </office:meta>
</office:document-meta>
</file>